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695d46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695d46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d9ead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italic" style:text-underline-style="none" fo:font-weight="bold" style:font-name-asian="PT Sans Narrow" style:font-size-asian="54pt" style:font-style-asian="italic" style:font-weight-asian="bold" style:font-name-complex="PT Sans Narrow" style:font-size-complex="54pt" style:font-style-complex="italic" style:font-weight-complex="bold"/>
    </style:style>
    <style:style style:name="T2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3" style:family="text">
      <style:text-properties fo:font-variant="normal" fo:text-transform="none" fo:color="#695d46" style:text-line-through-style="none" style:text-line-through-type="none" style:text-position="0% 100%" style:font-name="Open Sans" fo:font-size="24pt" fo:letter-spacing="normal" fo:font-style="italic" style:text-underline-style="none" fo:font-weight="normal" style:font-name-asian="Open Sans" style:font-size-asian="24pt" style:font-style-asian="italic" style:font-weight-asian="normal" style:font-name-complex="Open Sans" style:font-size-complex="24pt" style:font-style-complex="italic" style:font-weight-complex="normal"/>
    </style:style>
    <style:style style:name="T4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fo:color="#ce93d8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" fo:font-size="31pt" fo:letter-spacing="normal" fo:font-style="normal" style:text-underline-style="none" fo:font-weight="normal" style:font-name-asian="Open Sans" style:font-size-asian="31pt" style:font-style-asian="normal" style:font-weight-asian="normal" style:font-name-complex="Open Sans" style:font-size-complex="31pt" style:font-style-complex="normal" style:font-weight-complex="normal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" fo:font-size="31pt" fo:letter-spacing="normal" fo:font-style="italic" style:text-underline-style="none" fo:font-weight="bold" style:font-name-asian="Open Sans" style:font-size-asian="31pt" style:font-style-asian="italic" style:font-weight-asian="bold" style:font-name-complex="Open Sans" style:font-size-complex="31pt" style:font-style-complex="italic" style:font-weight-complex="bold"/>
    </style:style>
    <style:style style:name="T9" style:family="text">
      <style:text-properties fo:font-variant="normal" fo:text-transform="none" fo:color="#ce93d8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0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1" style:family="text">
      <style:text-properties fo:font-variant="normal" fo:text-transform="none" fo:color="#ce93d8" style:text-line-through-style="none" style:text-line-through-type="none" style:text-position="0% 100%" style:font-name="Open Sans" fo:font-size="14pt" fo:letter-spacing="normal" fo:font-style="normal" style:text-underline-style="solid" style:text-underline-width="auto" style:text-underline-color="font-color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ce93d8" style:text-line-through-style="none" style:text-line-through-type="none" style:text-position="0% 100%" style:font-name="Arial" fo:font-size="14pt" fo:letter-spacing="normal" fo:font-style="italic" style:text-underline-style="solid" style:text-underline-width="auto" style:text-underline-color="font-color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4" style:family="text">
      <style:text-properties fo:font-variant="normal" fo:text-transform="none" fo:color="#24292e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24292e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6" style:family="text">
      <style:text-properties fo:font-variant="normal" fo:text-transform="none" fo:color="#24292e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7" style:family="text">
      <style:text-properties fo:font-variant="normal" fo:text-transform="none" fo:color="#695d46" style:text-line-through-style="none" style:text-line-through-type="none" style:text-position="0% 100%" style:font-name="Open Sans" fo:font-size="13pt" fo:letter-spacing="normal" fo:font-style="italic" style:text-underline-style="none" fo:font-weight="normal" style:font-name-asian="Open Sans" style:font-size-asian="13pt" style:font-style-asian="italic" style:font-weight-asian="normal" style:font-name-complex="Open Sans" style:font-size-complex="13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695d46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Open Sans" fo:color="#695d4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Open Sans" fo:color="#695d46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Open Sans" fo:color="#695d4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Considering an</text:span><text:span text:style-name="T2"><text:line-break/></text:span><text:span text:style-name="T2">RChain Special Meeting</text:span></text:p>
          </draw:text-box>
        </draw:frame>
        <draw:frame draw:name="Google Shape;68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3">early DRAFT Apr 2019</text:span></text:p>
          </draw:text-box>
        </draw:frame>
        <draw:custom-shape draw:name="Google Shape;69;p13" draw:style-name="gr1" draw:text-style-name="P4" draw:layer="layout" svg:width="12.646cm" svg:height="1.527cm" svg:x="6.179cm" svg:y="9.336cm">
          <text:p text:style-name="P6"><text:a xlink:href="https://github.com/rchain-community/sm19a" xlink:type="simple">https://github.com/</text:a><text:a xlink:href="https://github.com/rchain-community/sm19a" xlink:type="simple">rchain-community/sm19a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p:notes" draw:style-name="gr2" draw:layer="layout" svg:width="16.933cm" svg:height="9.524cm" svg:x="1.059cm" svg:y="1.905cm" draw:page-number="1" presentation:class="page"/>
          <draw:frame draw:name="Google Shape;65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 of petition?" draw:style-name="dp1" draw:master-page-name="TITLE_5f_AND_5f_BODY" presentation:presentation-page-layout-name="AL2T1">
        <draw:frame draw:name="Google Shape;74;p14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4">Form of petition?</text:span></text:p>
          </draw:text-box>
        </draw:frame>
        <draw:frame draw:name="Google Shape;75;p14" presentation:style-name="pr5" draw:text-style-name="P11" draw:layer="layout" svg:width="23.667cm" svg:height="9.173cm" svg:x="0.866cm" svg:y="3.518cm" presentation:class="outline" presentation:user-transformed="true">
          <draw:text-box>
            <text:p text:style-name="P8"><text:span text:style-name="T5">“</text:span><text:span text:style-name="T5">Upon submission of a petition signed by 10% of the membership to call a special meeting ...” -- </text:span><text:span text:style-name="T6"><text:a xlink:href="https://github.com/rchain/board/blob/master/Bylaws.md" xlink:type="simple">Bylaws</text:a></text:span></text:p>
            <text:p text:style-name="P9"><text:span text:style-name="T5">We can count membership votes in discord, but…</text:span></text:p>
            <text:p text:style-name="P9"><text:span text:style-name="T7">Votes for </text:span><text:span text:style-name="T8">what?</text:span></text:p>
            <text:p text:style-name="P10"><text:span text:style-name="T5">What is a simple but effective way to state a petition?</text:span></text:p>
          </draw:text-box>
        </draw:frame>
        <presentation:notes draw:style-name="dp2">
          <draw:page-thumbnail draw:name="Google Shape;71;g56b820922f_6_10:notes" draw:style-name="gr2" draw:layer="layout" svg:width="16.932cm" svg:height="9.524cm" svg:x="1.059cm" svg:y="1.905cm" draw:page-number="2" presentation:class="page"/>
          <draw:frame draw:name="Google Shape;72;g56b820922f_6_1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ease share your thoughts!" draw:style-name="dp1" draw:master-page-name="TITLE_5f_AND_5f_BODY" presentation:presentation-page-layout-name="AL2T1">
        <draw:frame draw:name="Google Shape;80;p15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4">Please share your thoughts!</text:span></text:p>
          </draw:text-box>
        </draw:frame>
        <draw:frame draw:name="Google Shape;81;p15" presentation:style-name="pr5" draw:text-style-name="P11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12"><text:span text:style-name="T5">Make comments on this slide deck</text:span></text:p>
              </text:list-item>
              <text:list-item>
                <text:p text:style-name="P12"><text:span text:style-name="T5">Chat in </text:span><text:span text:style-name="T6"><text:a xlink:href="https://discordapp.com/channels/375365542359465989/393462637100400650" xlink:type="simple">#governance</text:a></text:span></text:p>
              </text:list-item>
              <text:list-item>
                <text:p text:style-name="P12"><text:span text:style-name="T5">Raise an issue in the </text:span><text:span text:style-name="T9"><text:a xlink:href="https://github.com/rchain-community/sm19a" xlink:type="simple">sm19a</text:a></text:span><text:span text:style-name="T5"><text:s/>github repo</text:span></text:p>
              </text:list-item>
            </text:list>
          </draw:text-box>
        </draw:frame>
        <presentation:notes draw:style-name="dp2">
          <draw:page-thumbnail draw:name="Google Shape;77;g56b820922f_6_0:notes" draw:style-name="gr2" draw:layer="layout" svg:width="16.932cm" svg:height="9.524cm" svg:x="1.059cm" svg:y="1.905cm" draw:page-number="3" presentation:class="page"/>
          <draw:frame draw:name="Google Shape;78;g56b820922f_6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ir: Dan Connolly?" draw:style-name="dp1" draw:master-page-name="TITLE_5f_AND_5f_BODY" presentation:presentation-page-layout-name="AL2T1">
        <draw:frame draw:name="Google Shape;86;p16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4">Chair: Dan Connolly?</text:span></text:p>
          </draw:text-box>
        </draw:frame>
        <draw:frame draw:name="Google Shape;87;p16" presentation:style-name="pr5" draw:text-style-name="P11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12"><text:span text:style-name="T6"><text:a xlink:href="https://www.w3.org/blog/2010/06/thanks-for-a-great-15-years-at/" xlink:type="simple">Decades of experience</text:a></text:span><text:span text:style-name="T5"><text:s/>running effective meetings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Ensure participants are heard</text:span></text:p>
                  </text:list-item>
                  <text:list-item>
                    <text:p text:style-name="P12"><text:span text:style-name="T10">Make good use of time</text:span></text:p>
                  </text:list-item>
                  <text:list-item>
                    <text:p text:style-name="P12"><text:span text:style-name="T10">Ensure good records with clear follow-up</text:span></text:p>
                  </text:list-item>
                </text:list>
              </text:list-item>
              <text:list-item>
                <text:p text:style-name="P12"><text:span text:style-name="T5">RChain community participant since Nov 2017</text:span></text:p>
                <text:list>
                  <text:list-item>
                    <text:p text:style-name="P12"><text:span text:style-name="T10">Technical contribu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10">Occasional </text:span><text:span text:style-name="T11"><text:a xlink:href="https://github.com/rchain/rchain/commits?author=dckc" xlink:type="simple">rchain/rchain core commits</text:a></text:span><text:span text:style-name="T10">: .rho code, scala code, .proto docs</text:span></text:p>
                      </text:list-item>
                      <text:list-item>
                        <text:p text:style-name="P12"><text:span text:style-name="T10">Object Capabilities, Formal Systems: </text:span><text:span text:style-name="T11"><text:a xlink:href="https://goo.gl/PAsM7q" xlink:type="simple">Spring 2018 Dev conference presentation</text:a></text:span></text:p>
                      </text:list-item>
                      <text:list-item>
                        <text:p text:style-name="P12"><text:span text:style-name="T11"><text:a xlink:href="https://github.com/rchain-community/rchain-api" xlink:type="simple">RChain-API</text:a></text:span><text:span text:style-name="T10"><text:s/>JavaScript API</text:span></text:p>
                      </text:list-item>
                    </text:list>
                  </text:list-item>
                  <text:list-item>
                    <text:p text:style-name="P12"><text:span text:style-name="T11"><text:a xlink:href="https://github.com/rchain/bounties/issues/403" xlink:type="simple">Saturday office Hours</text:a></text:span></text:p>
                  </text:list-item>
                </text:list>
              </text:list-item>
              <text:list-item>
                <text:p text:style-name="P12"><text:span text:style-name="T5">Open to many outcomes</text:span></text:p>
                <text:list>
                  <text:list-item>
                    <text:p text:style-name="P12"><text:span text:style-name="T10">Chair’s role is not to champion any one position</text:span></text:p>
                  </text:list-item>
                </text:list>
              </text:list-item>
            </text:list>
          </draw:text-box>
        </draw:frame>
        <draw:custom-shape draw:name="Google Shape;88;p16" draw:style-name="gr3" draw:text-style-name="P13" draw:layer="layout" svg:width="6.831cm" svg:height="6.066cm" svg:x="18.086cm" svg:y="1.219cm">
          <text:p text:style-name="P6"><text:span text:style-name="T12">Disclosure: contract/SOW: </text:span><text:span text:style-name="T13"><text:a xlink:href="https://docs.google.com/document/d/1uPEAj1NkF3-0Li0kko5BIGYM4EO4L8hNOUDkSN7yE-g/edit?usp=sharing" xlink:type="simple">RChain Smart Contract and Software Development</text:a></text:span></text:p>
          <text:p text:style-name="P6"><text:span text:style-name="T12">Jan 2019, continued from Apr 2018</text:span></text:p>
          <draw:enhanced-geometry draw:mirror-horizontal="false" draw:mirror-vertical="false" draw:text-areas="?f2 ?f2 ?f7 ?f11" svg:viewBox="0 0 0 0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presentation:notes draw:style-name="dp2">
          <draw:page-thumbnail draw:name="Google Shape;83;g56b820922f_0_58:notes" draw:style-name="gr2" draw:layer="layout" svg:width="16.932cm" svg:height="9.524cm" svg:x="1.059cm" svg:y="1.905cm" draw:page-number="4" presentation:class="page"/>
          <draw:frame draw:name="Google Shape;84;g56b820922f_0_5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ed: to thank Barry, Mark, and Kevin" draw:style-name="dp1" draw:master-page-name="TITLE_5f_AND_5f_BODY" presentation:presentation-page-layout-name="AL2T1">
        <draw:frame draw:name="Google Shape;93;p17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4">Proposed: to thank Barry, Mark, and Kevin</text:span></text:p>
          </draw:text-box>
        </draw:frame>
        <draw:frame draw:name="Google Shape;94;p17" presentation:style-name="pr5" draw:text-style-name="P11" draw:layer="layout" svg:width="23.667cm" svg:height="9.173cm" svg:x="0.866cm" svg:y="3.518cm" presentation:class="outline" presentation:user-transformed="true">
          <draw:text-box>
            <text:p text:style-name="P14"><text:span text:style-name="T5">“</text:span><text:span text:style-name="T14">Upon submission of a petition signed by 10% of the membership to call a special meeting with </text:span><text:span text:style-name="T15">one</text:span><text:span text:style-name="T16"> or more </text:span><text:span text:style-name="T15">specific matters for a member vote</text:span><text:span text:style-name="T14">, the RChain Board will schedule a special meeting of the membership at a commercially reasonable future date.</text:span><text:span text:style-name="T5">”</text:span><text:span text:style-name="T5"><text:line-break/></text:span><text:span text:style-name="T5">-- </text:span><text:span text:style-name="T6"><text:a xlink:href="https://github.com/rchain/board/blob/master/Bylaws.md" xlink:type="simple">Bylaws</text:a></text:span><text:span text:style-name="T5"><text:s/>section 3 Annual and Special Meetings</text:span></text:p>
            <text:p text:style-name="P15"><text:span text:style-name="T5">Whereas Barry Cynamon, Mark Pui, and Kevin Goldstein served with distinction on the RChain Cooperative board, let us thank them for their service. </text:span></text:p>
          </draw:text-box>
        </draw:frame>
        <presentation:notes draw:style-name="dp2">
          <draw:page-thumbnail draw:name="Google Shape;90;g56b820922f_6_16:notes" draw:style-name="gr2" draw:layer="layout" svg:width="16.932cm" svg:height="9.524cm" svg:x="1.059cm" svg:y="1.905cm" draw:page-number="5" presentation:class="page"/>
          <draw:frame draw:name="Google Shape;91;g56b820922f_6_1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stics" draw:style-name="dp1" draw:master-page-name="TITLE_5f_AND_5f_BODY" presentation:presentation-page-layout-name="AL2T1">
        <draw:frame draw:name="Google Shape;99;p18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4">Logistics</text:span></text:p>
          </draw:text-box>
        </draw:frame>
        <draw:frame draw:name="Google Shape;100;p18" presentation:style-name="pr5" draw:text-style-name="P11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12"><text:span text:style-name="T5">When? Where? 2-3 x 90min webinar sessions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Day, time TBA with &gt;= 7 days notice</text:span></text:p>
                  </text:list-item>
                  <text:list-item>
                    <text:p text:style-name="P12"><text:span text:style-name="T10">Venue: Zoom (+ discord for polling/voting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10">Goal: near-real-time note taking (e.g. google doc or this slide deck)</text:span></text:p>
                      </text:list-item>
                    </text:list>
                  </text:list-item>
                  <text:list-item>
                    <text:p text:style-name="P12"><text:span text:style-name="T10">Goal: separate sessions by a few days for “hallway discussion”</text:span></text:p>
                  </text:list-item>
                  <text:list-item>
                    <text:p text:style-name="P12"><text:span text:style-name="T10">Goal: vary times of day for world-wide participation</text:span></text:p>
                  </text:list-item>
                </text:list>
              </text:list-item>
              <text:list-item>
                <text:p text:style-name="P12"><text:span text:style-name="T5">What? Agenda chosen by the chair in this slide deck</text:span></text:p>
                <text:list>
                  <text:list-item>
                    <text:p text:style-name="P12"><text:span text:style-name="T10">Formal proposals in writing &gt;=48hrs before final session</text:span></text:p>
                    <text:list>
                      <text:list-item>
                        <text:p text:style-name="P12"><text:span text:style-name="T10">Reference materials frozen by cryptographic commitment (git hash, sha256, etc.)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Who? RChain members</text:span></text:p>
                <text:list>
                  <text:list-item>
                    <text:p text:style-name="P12"><text:span text:style-name="T10">Polls, votes conducted in member-only discord channel(s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2"><text:span text:style-name="T17">Risk of listening by non-members is acknowledged; no enforcement planned</text:span></text:p>
                  </text:list-item>
                </text:list>
              </text:list-item>
              <text:list-item>
                <text:p text:style-name="P12"><text:span text:style-name="T5">Why? Will of the membership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0">per </text:span><text:span text:style-name="T11"><text:a xlink:href="https://github.com/rchain/board/blob/master/Bylaws.md" xlink:type="simple">bylaws</text:a></text:span><text:span text:style-name="T10"><text:s/>of Oct 8, 2018</text:span></text:p>
                  </text:list-item>
                </text:list>
              </text:list-item>
            </text:list>
          </draw:text-box>
        </draw:frame>
        <draw:custom-shape draw:name="Google Shape;101;p18" draw:style-name="gr4" draw:text-style-name="P16" draw:layer="layout" svg:width="6.292cm" svg:height="2.891cm" svg:x="10.627cm" svg:y="0cm">
          <text:p text:style-name="P1"><text:span text:style-name="T12">recording only for reference by chair &amp; scribes for correcting text records</text:span></text:p>
          <draw:enhanced-geometry draw:mirror-horizontal="false" draw:mirror-vertical="false" draw:text-areas="?f38 ?f38 ?f39 ?f40" svg:viewBox="0 0 0 0" draw:type="ooxml-wedgeRoundRectCallout" draw:modifiers="-20833 62500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02;p18" draw:style-name="gr5" draw:text-style-name="P17" draw:layer="layout" svg:width="6.282cm" svg:height="2.087cm" svg:x="6.18cm" svg:y="3.25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96;g56b820922f_0_1189:notes" draw:style-name="gr2" draw:layer="layout" svg:width="16.932cm" svg:height="9.524cm" svg:x="1.059cm" svg:y="1.905cm" draw:page-number="6" presentation:class="page"/>
          <draw:frame draw:name="Google Shape;97;g56b820922f_0_118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s" draw:style-name="dp1" draw:master-page-name="TITLE_5f_AND_5f_BODY" presentation:presentation-page-layout-name="AL2T1">
        <draw:frame draw:name="Google Shape;107;p19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4">Refs</text:span></text:p>
          </draw:text-box>
        </draw:frame>
        <draw:frame draw:name="Google Shape;108;p19" presentation:style-name="pr5" draw:text-style-name="P11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12"><text:span text:style-name="T6"><text:a xlink:href="https://github.com/rchain/board/blob/master/Bylaws.md" xlink:type="simple">Bylaws Oct 8 2017</text:a></text:span><text:span text:style-name="T5"><text:s/></text:span></text:p>
              </text:list-item>
              <text:list-item>
                <text:p text:style-name="P12"><text:span text:style-name="T5">Governing statute: </text:span><text:span text:style-name="T6"><text:a xlink:href="https://app.leg.wa.gov/rcw/default.aspx?cite=23.86" xlink:type="simple">RCW 23.86</text:a></text:span></text:p>
              </text:list-item>
            </text:list>
          </draw:text-box>
        </draw:frame>
        <draw:custom-shape draw:name="Google Shape;109;p19" draw:style-name="gr1" draw:text-style-name="P4" draw:layer="layout" svg:width="12.646cm" svg:height="1.527cm" svg:x="12.166cm" svg:y="12.25cm">
          <text:p text:style-name="P6"><text:a xlink:href="https://github.com/rchain-community/sm19a" xlink:type="simple">https://github.com/</text:a><text:a xlink:href="https://github.com/rchain-community/sm19a" xlink:type="simple">rchain-community/sm19a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56b820922f_0_1197:notes" draw:style-name="gr2" draw:layer="layout" svg:width="16.932cm" svg:height="9.524cm" svg:x="1.059cm" svg:y="1.905cm" draw:page-number="7" presentation:class="page"/>
          <draw:frame draw:name="Google Shape;105;g56b820922f_0_119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30;p4" draw:style-name="Mgr7" draw:text-style-name="MP9" draw:layer="backgroundobjects" svg:width="12.646cm" svg:height="1.527cm" svg:x="12.753cm" svg:y="12.488cm">
        <text:p><text:a xlink:href="https://github.com/rchain-community/sm19a" xlink:type="simple">https://github.com/</text:a><text:a xlink:href="https://github.com/rchain-community/sm19a" xlink:type="simple">rchain-community/sm19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Dev/6.0.5.2$Linux_X86_64 LibreOffice_project/</meta:generator>
  </office:meta>
</office:document-meta>
</file>